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Contents_20_3">
      <style:paragraph-properties>
        <style:tab-stops>
          <style:tab-stop style:position="6.2992in" style:type="right" style:leader-style="dotted" style:leader-text="."/>
        </style:tab-stops>
      </style:paragraph-properties>
    </style:style>
    <style:style style:name="P16" style:family="paragraph" style:parent-style-name="Contents_20_1">
      <style:paragraph-properties>
        <style:tab-stops>
          <style:tab-stop style:position="6.6925in" style:type="right" style:leader-style="dotted" style:leader-text="."/>
        </style:tab-stops>
      </style:paragraph-properties>
    </style:style>
    <style:style style:name="P17" style:family="paragraph" style:parent-style-name="Contents_20_2">
      <style:paragraph-properties>
        <style:tab-stops>
          <style:tab-stop style:position="6.4957in" style:type="right" style:leader-style="dotted" style:leader-text="."/>
        </style:tab-stops>
      </style:paragraph-properties>
    </style:style>
    <style:style style:name="P18" style:family="paragraph" style:parent-style-name="Heading_20_2">
      <style:paragraph-properties fo:margin-top="0.1665in" fo:margin-bottom="0.0835in" fo:keep-with-next="always"/>
    </style:style>
    <style:style style:name="P19" style:family="paragraph" style:parent-style-name="Heading_20_3">
      <style:paragraph-properties fo:margin-top="0.1665in" fo:margin-bottom="0.0835in" fo:keep-with-next="always"/>
    </style:style>
    <style:style style:name="P20"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1.4.1</text:p>
      <text:p text:style-name="Subtitle">22<text:span text:style-name="T10">nd</text:span> November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Introduction to Byteman<text:tab/>5</text:p>
          <text:p text:style-name="P17">Running an Application with the Byteman agent<text:tab/>5</text:p>
          <text:p text:style-name="P17">Event Condition Action Rules<text:tab/>6</text:p>
          <text:p text:style-name="P17">Rule Bindings and Parameterization<text:tab/>6</text:p>
          <text:p text:style-name="P17">Built-in Conditions and Actions<text:tab/>7</text:p>
          <text:p text:style-name="P17">Extending or Replacing the Byteman Language Built-ins<text:tab/>8</text:p>
          <text:p text:style-name="P17">Agent Transformation<text:tab/>8</text:p>
          <text:p text:style-name="P17">Agent Retransformation<text:tab/>9</text:p>
          <text:p text:style-name="P17">ECA Rule Engine<text:tab/>10</text:p>
          <text:p text:style-name="P16">The Byteman Rule Language<text:tab/>12</text:p>
          <text:p text:style-name="P17">Rule Events<text:tab/>12</text:p>
          <text:p text:style-name="P15">Class Rules vs Interface Rules<text:tab/>13</text:p>
          <text:p text:style-name="P15">Overriding <text:s/>Rules<text:tab/>13</text:p>
          <text:p text:style-name="P15">Location Specifiers<text:tab/>15</text:p>
          <text:p text:style-name="P17">Rule Bindings<text:tab/>18</text:p>
          <text:p text:style-name="P17">Rule Expressions<text:tab/>18</text:p>
          <text:p text:style-name="P17">Rule Conditions<text:tab/>20</text:p>
          <text:p text:style-name="P17">Rule Actions<text:tab/>21</text:p>
          <text:p text:style-name="P17">Built-In Calls<text:tab/>22</text:p>
          <text:p text:style-name="P17">User-Defined Rule Helpers<text:tab/>22</text:p>
          <text:p text:style-name="P17">The Rule Helper Lifecycle Methods<text:tab/>24</text:p>
          <text:p text:style-name="P16">Byteman Rule Language Standard Built-Ins<text:tab/>26</text:p>
          <text:p text:style-name="P17">Thread Coordination Operations<text:tab/>26</text:p>
          <text:p text:style-name="P15">Waiters<text:tab/>26</text:p>
          <text:p text:style-name="P15">Rendezvous<text:tab/>27</text:p>
          <text:p text:style-name="P15">Joiners<text:tab/>28</text:p>
          <text:p text:style-name="P15">Aborting Execution<text:tab/>28</text:p>
          <text:p text:style-name="P17">Rule State Management Operations<text:tab/>29</text:p>
          <text:p text:style-name="P15">CountDowns<text:tab/>29</text:p>
          <text:p text:style-name="P15">Flags<text:tab/>30</text:p>
          <text:p text:style-name="P15">Counters<text:tab/>30</text:p>
          <text:p text:style-name="P15">Timers<text:tab/>31</text:p>
          <text:p text:style-name="P15">Recursive Triggering<text:tab/>31</text:p>
          <text:p text:style-name="P17">Trace and Debug Operations<text:tab/>33</text:p>
          <text:p text:style-name="P15">Debugging<text:tab/>33</text:p>
          <text:p text:style-name="P15">Tracing<text:tab/>33</text:p>
          <text:p text:style-name="P17">Stack Management Operations<text:tab/>34</text:p>
          <text:p text:style-name="P15">Checking The Call Tree<text:tab/>34</text:p>
          <text:p text:style-name="P15">Tracing the Caller Stack<text:tab/>36</text:p>
          <text:p text:style-name="P15">Selective Stack Tracing Using a Regular Expression Filter<text:tab/>36</text:p>
          <text:p text:style-name="P15">Stack Range Tracing<text:tab/>38</text:p>
          <text:p text:style-name="P17">Default Helper Lifecycle Methods<text:tab/>40</text:p>
          <text:p text:style-name="P16">Using Byteman<text:tab/>42</text:p>
          <text:p text:style-name="P17">Downloading a binary release<text:tab/>42</text:p>
          <text:p text:style-name="P17">Obtaining the sources<text:tab/>42</text:p>
          <text:p text:style-name="P17">Building Byteman from the sources<text:tab/>42</text:p>
          <text:p text:style-name="P17">Running Applications with Byteman<text:tab/>42</text:p>
          <text:p text:style-name="P17"><text:soft-page-break/>Installing Byteman in a Running JVM using Script bminstall.sh<text:tab/>43</text:p>
          <text:p text:style-name="P17">Available -javaagent Options<text:tab/>44</text:p>
          <text:p text:style-name="P17">Running Byteman Using Script bmjava.sh<text:tab/>44</text:p>
          <text:p text:style-name="P17">Submitting Rules Dynamically Using Script bmsubmit.sh<text:tab/>45</text:p>
          <text:p text:style-name="P17">Checking Rules Offline Using Script bytemancheck.sh<text:tab/>47</text:p>
          <text:p text:style-name="P17">Environment Settings<text:tab/>47</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0, Red Hat Middleware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295757236" text:style-name="Outline">
        <text:list-header>
          <text:h text:style-name="Heading_20_1" text:outline-level="1" text:is-list-header="true" text:restart-numbering="true" text:start-value="-1">Introduction to Byteman</text:h>
        </text:list-header>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designed primarily to support automation of tests for multi-threaded and multi-JVM Java applications using a technique called fault injection. It includes features which have been designed to resolve problems which arise this type of <text:s/>testing. Byteman provides explicit support for test automation in four main areas:</text:p>
      <text:list xml:id="list996368303" text:style-name="L1">
        <text:list-item>
          <text:p text:style-name="P21">tracing execution of specific code paths and displaying application or JVM state</text:p>
        </text:list-item>
        <text:list-item>
          <text:p text:style-name="P21">subverting normal execution by changing state, making unscheduled method calls or forcing an unexpected return or throw</text:p>
        </text:list-item>
        <text:list-item>
          <text:p text:style-name="P21">orchestrating the timing of activities performed by independent application threads</text:p>
        </text:list-item>
        <text:list-item>
          <text:p text:style-name="P21">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2049755895" text:continue-list="list1295757236" text:style-name="Outline">
        <text:list-item>
          <text:list>
            <text:list-header>
              <text:h text:style-name="P18"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un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2120001425"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476404780" text:style-name="L2">
        <text:list-item>
          <text:p text:style-name="P22"><text:span text:style-name="T1">where</text:span> during application execution a side-effect should occur</text:p>
        </text:list-item>
        <text:list-item>
          <text:p text:style-name="P22"><text:span text:style-name="T1">whether</text:span> the side-effect should happen or not</text:p>
        </text:list-item>
        <text:list-item>
          <text:p text:style-name="P22"><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421311676" text:continue-list="list2120001425"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016798431"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text:soft-page-break/>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using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2132244320"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294246489"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37300429" text:style-name="L3">
        <text:list-item>
          <text:p text:style-name="P23">the <text:span text:style-name="T1">trigger method</text:span>, i.e. the method which contains the trigger point</text:p>
        </text:list-item>
        <text:list-item>
          <text:p text:style-name="P23">the rule which has been matched</text:p>
        </text:list-item>
        <text:list-item>
          <text:p text:style-name="P23">the arguments to the trigger method</text:p>
        </text:list-item>
      </text:list>
      <text:p text:style-name="Text_20_body">If several rules match the same trigger point then there will be a sequence of trigger calls, <text:soft-page-break/>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550578679" text:continue-list="list1294246489" text:style-name="Outline">
        <text:list-item>
          <text:list>
            <text:list-header>
              <text:h text:style-name="P18"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text:soft-page-break/>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722700420" text:continue-numbering="true" text:style-name="Outline">
        <text:list-item>
          <text:list>
            <text:list-header>
              <text:h text:style-name="P18"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ext:soft-page-break/>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371758280"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166173286" text:continue-numbering="true" text:style-name="Outline">
        <text:list-item>
          <text:list>
            <text:list-header>
              <text:h text:style-name="P18"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2104378886"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640947558"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2011914296" text:continue-numbering="true" text:style-name="Outline">
        <text:list-item>
          <text:list>
            <text:list-item>
              <text:list>
                <text:list-header>
                  <text:h text:style-name="Heading_20_3" text:outline-level="3" text:is-list-header="true">Locatio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text:soft-page-break/>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text:soft-page-break/>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text:soft-page-break/>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821974441"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372930990"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591160937" text:style-name="L4">
        <text:list-item>
          <text:p text:style-name="P24">references to previously bound variables</text:p>
        </text:list-item>
        <text:list-item>
          <text:p text:style-name="P24">references to the trigger method recipient or parameters</text:p>
        </text:list-item>
        <text:list-item>
          <text:p text:style-name="P24">references to the local variables in scope at the trigger point</text:p>
        </text:list-item>
        <text:list-item>
          <text:p text:style-name="P24">references to trigger method special variables <text:span text:style-name="Code_20_Text">$!</text:span>, <text:span text:style-name="Code_20_Text">$^</text:span>, <text:span text:style-name="Code_20_Text">$#, </text:span>$* and $@</text:p>
        </text:list-item>
        <text:list-item>
          <text:p text:style-name="P24">static field references</text:p>
        </text:list-item>
        <text:list-item>
          <text:p text:style-name="P24">primitive literals</text:p>
        </text:list-item>
        <text:list-item>
          <text:p text:style-name="P24"><text:soft-page-break/>field accesses</text:p>
        </text:list-item>
        <text:list-item>
          <text:p text:style-name="P24">static or instance method invocations</text:p>
        </text:list-item>
        <text:list-item>
          <text:p text:style-name="P24">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375230484" text:style-name="L5">
        <text:list-item>
          <text:p text:style-name="P25">throw and return operations are only allowed as the last action in a sequence of rule actions (see below).</text:p>
        </text:list-item>
      </text:list>
      <text:list xml:id="list1977301708" text:style-name="L6">
        <text:list-item>
          <text:p text:style-name="P26">Expressions should obey the normal rules regarding associativity and precedence.</text:p>
        </text:list-item>
        <text:list-item>
          <text:p text:style-name="P26">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6">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6">Special variables provide access to other trigger method data. There are currently 5 such special variables:</text:p>
          <text:list>
            <text:list-item>
              <text:p text:style-name="P26"><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6">$!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6"><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6"><text:span text:style-name="Code_20_Text">$#</text:span> has type <text:span text:style-name="Code_20_Text">int</text:span> and identifies the number of parameters supplied to the trigger method.</text:p>
            </text:list-item>
            <text:list-item>
              <text:p text:style-name="P26"><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6">$@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text:soft-page-break/>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6">Assignments may update the bindings for rule variables introduced in the <text:span text:style-name="Code_20_Text">BINDS</text:span> 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6">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6">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159366541" text:continue-list="list1372930990"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507071134"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47684753"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343428197"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2096610015"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723143927" text:style-name="L7">
        <text:list-item>
          <text:p text:style-name="P27">an activate event occurs when an install cause <text:span text:style-name="T1">R(H)</text:span> to transition from empty to non-empty</text:p>
        </text:list-item>
        <text:list-item>
          <text:p text:style-name="P27">an install event occurs when <text:span text:style-name="T1">r(H)</text:span> is installed in <text:span text:style-name="T1">R(H)</text:span></text:p>
        </text:list-item>
        <text:list-item>
          <text:p text:style-name="P27">an uninstall event occurs when <text:span text:style-name="T1">r(H)</text:span> is uninstalled from <text:span text:style-name="T1">R(H)</text:span></text:p>
        </text:list-item>
        <text:list-item>
          <text:p text:style-name="P27">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237210594" text:continue-list="list2096610015"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76852896"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420289902" text:continue-numbering="true" text:style-name="Outline">
        <text:list-item>
          <text:list>
            <text:list-item>
              <text:list>
                <text:list-header>
                  <text:h text:style-name="P20"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03126120" text:continue-numbering="true" text:style-name="Outline">
        <text:list-item>
          <text:list>
            <text:list-item>
              <text:list>
                <text:list-header>
                  <text:h text:style-name="P20"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2160497599"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805244856"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083567829" text:continue-numbering="true" text:style-name="Outline">
        <text:list-item>
          <text:list>
            <text:list-item>
              <text:list>
                <text:list-header>
                  <text:h text:style-name="P20"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2108901549" text:continue-numbering="true" text:style-name="Outline">
        <text:list-item>
          <text:list>
            <text:list-item>
              <text:list>
                <text:list-header>
                  <text:h text:style-name="P20"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915650976"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597789787" text:continue-numbering="true" text:style-name="Outline">
        <text:list-item>
          <text:list>
            <text:list-item>
              <text:list>
                <text:list-header>
                  <text:h text:style-name="P20"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647761599"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251052534"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580122703"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568300115" text:continue-numbering="true" text:style-name="Outline">
        <text:list-item>
          <text:list>
            <text:list-item>
              <text:list>
                <text:list-header>
                  <text:h text:style-name="P19"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855643370" text:continue-numbering="true" text:style-name="Outline">
        <text:list-item>
          <text:list>
            <text:list-item>
              <text:list>
                <text:list-header>
                  <text:h text:style-name="P20"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408196629" text:continue-numbering="true" text:style-name="Outline">
        <text:list-item>
          <text:list>
            <text:list-item>
              <text:list>
                <text:list-header>
                  <text:h text:style-name="P20"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2178029803"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text:soft-page-break/>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876494348"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1472013711" text:continue-numbering="true" text:style-name="Outline">
        <text:list-item>
          <text:list>
            <text:list-header>
              <text:h text:style-name="P18"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1748601645"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1854776661"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nstalling Byteman at JVM startup requires only one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103307778" text:continue-numbering="true" text:style-name="Outline">
        <text:list-item>
          <text:list>
            <text:list-header>
              <text:h text:style-name="Heading_20_2" text:outline-level="2" text:is-list-header="true">Installing Byteman in a Running JVM using Script bminstall.sh</text:h>
            </text:list-header>
          </text:list>
        </text:list-item>
      </text:list>
      <text:p text:style-name="Text_20_body">If your Java application is already running you may still <text:s/>be able toinstall the Byteman agent into the JVM. The installed <text:span text:style-name="Code_20_Text">bin</text:span> directory contains a script <text:span text:style-name="Code_20_Text">bminstall.sh</text:span> which can be used to contact your application's JVM and install the agent. Once installed you can then use script <text:span text:style-name="Code_20_Text">bmsubmit.sh</text:span> described below to upload or unload rules via the Byteman agent listener. The command line syntax for the <text:span text:style-name="Code_20_Text">bminstall</text:span> script is</text:p>
      <text:p text:style-name="Text_20_body"><text:span text:style-name="Code_20_Text">bminstall.sh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loading the agent at runtime may not work on certain JVMs. It will definitely not work unless your Java release includes a jar named <text:span text:style-name="Code_20_Text">lib/tools.jar</text:span> and this jar contains a class called <text:span text:style-name="Code_20_Text">com.sun.tools.attach.VirtualMachine</text:span>. However, even with this jar in place the upload may fail.</text:p>
      <text:list xml:id="list912881072" text:continue-numbering="true" text:style-name="Outline">
        <text:list-item>
          <text:list>
            <text:list-header>
              <text:h text:style-name="P18" text:outline-level="2" text:is-list-header="true"><text:bookmark-start text:name="__DdeLink__3177_471445188"/><text:soft-page-break/><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1988631634" text:continue-numbering="true" text:style-name="Outline">
        <text:list-item>
          <text:list>
            <text:list-header>
              <text:h text:style-name="P18"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oft-page-break/><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888925497" text:continue-numbering="true" text:style-name="Outline">
        <text:list-item>
          <text:list>
            <text:list-header>
              <text:h text:style-name="P18" text:outline-level="2" text:is-list-header="true"><text:span text:style-name="Code_20_Text"><text:span text:style-name="T5">Submitting</text:span></text:span><text:span text:style-name="Code_20_Text"><text:span text:style-name="T4"> Rules Dynamically Using Script bm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text:span></text:span><text:span text:style-name="Code_20_Text">bmsubmi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text:span></text:span></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327673420" text:style-name="L8">
        <text:list-item>
          <text:p text:style-name="P28">If any of the uploaded rules have the same name as an existing rule then the old rule is replaced with the new rule and all classes transformed by the rule are automatically retransformed. This includes the case where a target class was <text:soft-page-break/>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8">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8">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text:soft-page-break/>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01971692" text:continue-list="list888925497"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bytemancheck script is:</text:p>
      <text:p text:style-name="Code"><text:span text:style-name="Code_20_Text">byteman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2111641453" text:continue-numbering="true" text:style-name="Outline">
        <text:list-item>
          <text:list>
            <text:list-header>
              <text:h text:style-name="P18"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text:soft-page-break/>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oft-page-break/><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Andrew Dinn</meta:initial-creator>
    <meta:creation-date>2008-09-25T16:33:44</meta:creation-date>
    <dc:creator>Andrew Dinn</dc:creator>
    <dc:date>2010-11-22T16:25:56</dc:date>
    <meta:printed-by>Andrew Dinn</meta:printed-by>
    <meta:print-date>2008-09-26T17:21:42</meta:print-date>
    <meta:editing-cycles>171</meta:editing-cycles>
    <meta:editing-duration>PT68H01M21S</meta:editing-duration>
    <meta:document-statistic meta:table-count="0" meta:image-count="0" meta:object-count="0" meta:page-count="49" meta:paragraph-count="523" meta:word-count="18682" meta:character-count="121557"/>
    <meta:user-defined meta:name="Info 1"/>
    <meta:user-defined meta:name="Info 2"/>
    <meta:user-defined meta:name="Info 3"/>
    <meta:user-defined meta:name="Info 4"/>
  </office:meta>
</office:document-meta>
</file>